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2000003A2D67F86295C066B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c9211e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color="#c9211e" fo:font-size="11pt" style:font-size-asian="11pt" style:font-size-complex="11pt"/>
    </style:style>
    <style:style style:name="P5" style:family="paragraph">
      <loext:graphic-properties draw:fill-color="#ffffff"/>
      <style:paragraph-properties fo:text-align="center" style:writing-mode="lr-tb"/>
      <style:text-properties fo:color="#c9211e" fo:font-size="11pt" style:font-size-asian="11pt" style:font-size-complex="11pt"/>
    </style:style>
    <style:style style:name="P6" style:family="paragraph">
      <style:paragraph-properties fo:text-align="center" style:writing-mode="lr-tb"/>
      <style:text-properties fo:color="#c9211e" fo:font-size="15pt" style:font-size-asian="15pt" style:font-size-complex="15pt"/>
    </style:style>
    <style:style style:name="P7" style:family="paragraph">
      <loext:graphic-properties draw:fill-color="#ffffff"/>
      <style:paragraph-properties fo:text-align="center" style:writing-mode="lr-tb"/>
      <style:text-properties fo:color="#c9211e"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size="11pt" style:font-size-asian="11pt" style:font-size-complex="11pt"/>
    </style:style>
    <style:style style:name="T3" style:family="text">
      <style:text-properties fo:color="#c9211e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0.766cm" fo:min-width="2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758cm" fo:min-width="3.79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758cm" fo:min-width="3.18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0.758cm" fo:min-width="4.77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758cm" fo:min-width="3.31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_1" draw:style-name="gr5" draw:text-style-name="P7" svg:width="3.578cm" svg:height="0.819cm" svg:x="1.074cm" svg:y="-0.836cm"><text:p text:style-name="P6"><text:span text:style-name="T3">01- <text:s/>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Shape1_0" draw:style-name="gr5" draw:text-style-name="P7" svg:width="3.578cm" svg:height="0.819cm" svg:x="9.204cm" svg:y="4.479cm"><text:p text:style-name="P6"><text:span text:style-name="T3">02- <text:s/>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Shape1_2" draw:style-name="gr5" draw:text-style-name="P7" svg:width="3.578cm" svg:height="0.819cm" svg:x="13.677cm" svg:y="0.293cm"><text:p text:style-name="P6"><text:span text:style-name="T3">03 <text:s/>- <text:s/>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Shape1_3" draw:style-name="gr5" draw:text-style-name="P7" svg:width="3.578cm" svg:height="0.819cm" svg:x="15.422cm" svg:y="3.635cm"><text:p text:style-name="P6"><text:span text:style-name="T3">04 – <text:s/>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Shape1_4" draw:style-name="gr5" draw:text-style-name="P7" svg:width="3.578cm" svg:height="0.819cm" svg:x="15.423cm" svg:y="10.657cm"><text:p text:style-name="P6"><text:span text:style-name="T3">05- <text:s/>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Shape1_5" draw:style-name="gr5" draw:text-style-name="P7" svg:width="3.578cm" svg:height="0.819cm" svg:x="15.425cm" svg:y="16.91cm"><text:p text:style-name="P6"><text:span text:style-name="T3">06 - <text:s/>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Shape1_6" draw:style-name="gr5" draw:text-style-name="P7" svg:width="3.578cm" svg:height="0.819cm" svg:x="4.747cm" svg:y="15.997cm"><text:p text:style-name="P6"><text:span text:style-name="T3">07 – <text:s/></text:span></text:p><draw:enhanced-geometry svg:viewBox="0 0 21600 21600" draw:mirror-horizontal="false" draw:mirror-vertical="false" draw:text-areas="800 800 20800 20800" draw:type="round-rectangular-callout" draw:modifiers="14616.4613109906 4352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Shape1_7" draw:style-name="gr5" draw:text-style-name="P7" svg:width="3.578cm" svg:height="0.819cm" svg:x="8.645cm" svg:y="15.685cm"><text:p text:style-name="P6"><text:span text:style-name="T3">08 - <text:s/></text:span></text:p><draw:enhanced-geometry svg:viewBox="0 0 21600 21600" draw:mirror-horizontal="false" draw:mirror-vertical="false" draw:text-areas="800 800 20800 20800" draw:type="round-rectangular-callout" draw:modifiers="138.393297190734 61409.03225806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Shape1_8" draw:style-name="gr4" draw:text-style-name="P7" svg:width="5.16cm" svg:height="0.819cm" svg:x="9.454cm" svg:y="17.272cm"><text:p text:style-name="P6"><text:span text:style-name="T3">09 – </text:span></text:p><draw:enhanced-geometry svg:viewBox="0 0 21600 21600" draw:mirror-horizontal="false" draw:mirror-vertical="false" draw:text-areas="800 800 20800 20800" draw:type="round-rectangular-callout" draw:modifiers="95.9671907040328 61409.03225806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Shape1_9" draw:style-name="gr3" draw:text-style-name="P7" svg:width="3.44cm" svg:height="0.819cm" svg:x="-0.762cm" svg:y="15.244cm"><text:p text:style-name="P6"><text:span text:style-name="T3">10- <text:s/></text:span></text:p><draw:enhanced-geometry svg:viewBox="0 0 21600 21600" draw:mirror-horizontal="true" draw:mirror-vertical="false" draw:text-areas="800 800 20800 20800" draw:type="round-rectangular-callout" draw:modifiers="-121.783700666325 61409.032258064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Shape1_10" draw:style-name="gr2" draw:text-style-name="P5" svg:width="4.104cm" svg:height="0.819cm" svg:x="-1.175cm" svg:y="21.975cm"><text:p text:style-name="P4"><text:span text:style-name="T2">11 – <text:s/></text:span></text:p><draw:enhanced-geometry svg:viewBox="0 0 21600 21600" draw:mirror-horizontal="true" draw:mirror-vertical="false" draw:text-areas="800 800 20800 20800" draw:type="round-rectangular-callout" draw:modifiers="11844.2629995703 -2434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Shape1_11" draw:style-name="gr2" draw:text-style-name="P7" svg:width="4.104cm" svg:height="0.819cm" svg:x="6.881cm" svg:y="22.049cm"><text:p text:style-name="P6"><text:span text:style-name="T3">12 – </text:span></text:p><draw:enhanced-geometry svg:viewBox="0 0 21600 21600" draw:mirror-horizontal="true" draw:mirror-vertical="false" draw:text-areas="800 800 20800 20800" draw:type="round-rectangular-callout" draw:modifiers="11844.2629995703 -2434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name="Shape1_12" draw:style-name="gr2" draw:text-style-name="P5" svg:width="4.104cm" svg:height="0.819cm" svg:x="14.848cm" svg:y="22.195cm"><text:p text:style-name="P4"><text:span text:style-name="T2">13 <text:s/>- </text:span></text:p><draw:enhanced-geometry svg:viewBox="0 0 21600 21600" draw:mirror-horizontal="true" draw:mirror-vertical="false" draw:text-areas="800 800 20800 20800" draw:type="round-rectangular-callout" draw:modifiers="5272.36785560808 -28614.19354838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Shape2_0" draw:style-name="gr1" draw:text-style-name="P3" svg:width="2.294cm" svg:height="0.847cm" svg:x="16.579cm" svg:y="-1.619cm"><text:p text:style-name="P2"><text:span text:style-name="T1">PLACA 1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1.723cm" svg:y="0.439cm" svg:width="20.496cm" svg:height="20.858cm" draw:z-index="0"><draw:image xlink:href="Pictures/10000201000003C2000003A2D67F86295C066B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c9211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550M Pro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0-14T20:35:16.290183282</meta:creation-date>
    <dc:date>2023-01-15T19:09:21.801996194</dc:date>
    <dc:creator>belay </dc:creator>
    <meta:editing-duration>PT22M16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" meta:word-count="2" meta:character-count="10" meta:non-whitespace-character-count="9"/>
  </office:meta>
</office:document-meta>
</file>